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bold" officeooo:rsid="0032a2f4" officeooo:paragraph-rsid="0032a2f4" style:font-size-asian="10.5pt" style:font-weight-asian="bold" style:font-size-complex="12pt" style:font-weight-complex="bold"/>
    </style:style>
    <style:style style:name="P2" style:family="paragraph" style:parent-style-name="Standard">
      <style:text-properties style:text-position="0% 100%" fo:font-size="12pt" fo:font-weight="bold" officeooo:rsid="00345b1a" officeooo:paragraph-rsid="00345b1a" style:font-size-asian="10.5pt" style:font-weight-asian="bold" style:font-size-complex="12pt" style:font-weight-complex="bold"/>
    </style:style>
    <style:style style:name="P3" style:family="paragraph" style:parent-style-name="Standard">
      <style:text-properties style:text-position="0% 100%" fo:font-size="12pt" fo:font-weight="bold" officeooo:rsid="003f3fdb" officeooo:paragraph-rsid="003f3fdb" style:font-size-asian="10.5pt" style:font-weight-asian="bold" style:font-size-complex="12pt" style:font-weight-complex="bold"/>
    </style:style>
    <style:style style:name="P4" style:family="paragraph" style:parent-style-name="Standard">
      <style:text-properties style:text-position="0% 100%" fo:font-size="12pt" fo:font-weight="bold" officeooo:rsid="002a8c25" officeooo:paragraph-rsid="002a8c25" style:font-size-asian="10.5pt" style:font-weight-asian="bold" style:font-size-complex="12pt" style:font-weight-complex="bold"/>
    </style:style>
    <style:style style:name="P5" style:family="paragraph" style:parent-style-name="Standard">
      <style:text-properties style:text-position="0% 100%" fo:font-size="12pt" fo:font-weight="bold" officeooo:rsid="002a8c25" officeooo:paragraph-rsid="00408343" style:font-size-asian="10.5pt" style:font-weight-asian="bold" style:font-size-complex="12pt" style:font-weight-complex="bold"/>
    </style:style>
    <style:style style:name="P6" style:family="paragraph" style:parent-style-name="Standard">
      <style:text-properties style:text-position="0% 100%" fo:font-size="12pt" fo:font-weight="bold" officeooo:rsid="002972e4" officeooo:paragraph-rsid="003f3fdb" style:font-size-asian="10.5pt" style:font-weight-asian="bold" style:font-size-complex="12pt" style:font-weight-complex="bold"/>
    </style:style>
    <style:style style:name="P7" style:family="paragraph" style:parent-style-name="Standard">
      <style:text-properties style:text-position="0% 100%" fo:font-size="12pt" fo:font-weight="bold" officeooo:rsid="002972e4" officeooo:paragraph-rsid="002972e4" style:font-size-asian="10.5pt" style:font-weight-asian="bold" style:font-size-complex="12pt" style:font-weight-complex="bold"/>
    </style:style>
    <style:style style:name="P8" style:family="paragraph" style:parent-style-name="Standard">
      <style:text-properties style:text-position="0% 100%" fo:font-size="12pt" fo:font-weight="bold" officeooo:rsid="002972e4" officeooo:paragraph-rsid="00408343" style:font-size-asian="10.5pt" style:font-weight-asian="bold" style:font-size-complex="12pt" style:font-weight-complex="bold"/>
    </style:style>
    <style:style style:name="P9" style:family="paragraph" style:parent-style-name="Standard">
      <style:text-properties style:text-position="0% 100%" fo:font-size="12pt" fo:font-weight="bold" officeooo:rsid="002b2c13" officeooo:paragraph-rsid="002b2c13" style:font-size-asian="10.5pt" style:font-weight-asian="bold" style:font-size-complex="12pt" style:font-weight-complex="bold"/>
    </style:style>
    <style:style style:name="P10" style:family="paragraph" style:parent-style-name="Standard">
      <style:text-properties style:text-position="0% 100%" fo:font-size="12pt" fo:font-weight="bold" officeooo:rsid="002b2c13" officeooo:paragraph-rsid="00408343" style:font-size-asian="10.5pt" style:font-weight-asian="bold" style:font-size-complex="12pt" style:font-weight-complex="bold"/>
    </style:style>
    <style:style style:name="P11" style:family="paragraph" style:parent-style-name="Standard">
      <style:text-properties style:text-position="0% 100%" fo:font-size="12pt" fo:font-weight="bold" officeooo:rsid="00408343" officeooo:paragraph-rsid="00408343" style:font-size-asian="10.5pt" style:font-weight-asian="bold" style:font-size-complex="12pt" style:font-weight-complex="bold"/>
    </style:style>
    <style:style style:name="P12" style:family="paragraph" style:parent-style-name="Standard">
      <style:text-properties style:text-position="0% 100%" fo:font-size="12pt" fo:font-weight="bold" officeooo:rsid="0041e463" officeooo:paragraph-rsid="0041e463" style:font-size-asian="10.5pt" style:font-weight-asian="bold" style:font-size-complex="12pt" style:font-weight-complex="bold"/>
    </style:style>
    <style:style style:name="P13" style:family="paragraph" style:parent-style-name="Standard">
      <style:text-properties style:text-position="0% 100%" fo:font-size="12pt" fo:font-weight="bold" officeooo:rsid="0033fe37" officeooo:paragraph-rsid="0033fe37" style:font-size-asian="10.5pt" style:font-weight-asian="bold" style:font-size-complex="12pt" style:font-weight-complex="bold"/>
    </style:style>
    <style:style style:name="P14" style:family="paragraph" style:parent-style-name="Standard">
      <style:text-properties style:text-position="0% 100%" fo:font-size="12pt" fo:font-weight="bold" officeooo:rsid="002d8a4f" officeooo:paragraph-rsid="002d8a4f" style:font-size-asian="10.5pt" style:font-weight-asian="bold" style:font-size-complex="12pt" style:font-weight-complex="bold"/>
    </style:style>
    <style:style style:name="P15" style:family="paragraph" style:parent-style-name="Standard">
      <style:text-properties style:text-position="0% 100%" fo:font-size="12pt" fo:font-weight="bold" officeooo:rsid="002d1fff" officeooo:paragraph-rsid="002d1fff" style:font-size-asian="10.5pt" style:font-weight-asian="bold" style:font-size-complex="12pt" style:font-weight-complex="bold"/>
    </style:style>
    <style:style style:name="P16" style:family="paragraph" style:parent-style-name="Standard">
      <style:text-properties style:text-position="0% 100%" fo:font-size="12pt" fo:font-weight="bold" officeooo:rsid="002c66bf" officeooo:paragraph-rsid="002c66bf" style:font-size-asian="10.5pt" style:font-weight-asian="bold" style:font-size-complex="12pt" style:font-weight-complex="bold"/>
    </style:style>
    <style:style style:name="P17" style:family="paragraph" style:parent-style-name="Standard">
      <style:text-properties style:text-position="0% 100%" fo:font-size="12pt" fo:font-weight="bold" officeooo:rsid="0027a547" officeooo:paragraph-rsid="0027a547" style:font-size-asian="10.5pt" style:font-weight-asian="bold" style:font-size-complex="12pt" style:font-weight-complex="bold"/>
    </style:style>
    <style:style style:name="P18" style:family="paragraph" style:parent-style-name="Standard">
      <style:text-properties style:text-position="0% 100%" fo:font-size="12pt" fo:font-weight="bold" officeooo:rsid="00265213" officeooo:paragraph-rsid="00265213" style:font-size-asian="10.5pt" style:font-weight-asian="bold" style:font-size-complex="12pt" style:font-weight-complex="bold"/>
    </style:style>
    <style:style style:name="P19" style:family="paragraph" style:parent-style-name="Standard">
      <style:text-properties style:text-position="0% 100%" fo:font-size="12pt" fo:font-weight="bold" officeooo:rsid="004349ac" officeooo:paragraph-rsid="004349ac" style:font-size-asian="10.5pt" style:font-weight-asian="bold" style:font-size-complex="12pt" style:font-weight-complex="bold"/>
    </style:style>
    <style:style style:name="P20" style:family="paragraph" style:parent-style-name="Standard">
      <style:text-properties style:text-position="0% 100%" fo:font-size="12pt" fo:font-weight="normal" officeooo:rsid="0032a2f4" officeooo:paragraph-rsid="0032a2f4" style:font-size-asian="10.5pt" style:font-weight-asian="normal" style:font-size-complex="12pt" style:font-weight-complex="normal"/>
    </style:style>
    <style:style style:name="P21" style:family="paragraph" style:parent-style-name="Standard">
      <style:text-properties style:text-position="0% 100%" fo:font-size="12pt" fo:font-weight="normal" officeooo:rsid="0033fe37" officeooo:paragraph-rsid="0033fe37" style:font-size-asian="10.5pt" style:font-weight-asian="normal" style:font-size-complex="12pt" style:font-weight-complex="normal"/>
    </style:style>
    <style:style style:name="P22" style:family="paragraph" style:parent-style-name="Standard">
      <style:text-properties style:text-position="0% 100%" fo:font-size="12pt" fo:font-weight="normal" officeooo:rsid="00345b1a" officeooo:paragraph-rsid="0033fe37" style:font-size-asian="10.5pt" style:font-weight-asian="normal" style:font-size-complex="12pt" style:font-weight-complex="normal"/>
    </style:style>
    <style:style style:name="P23" style:family="paragraph" style:parent-style-name="Standard">
      <style:text-properties style:text-position="0% 100%" fo:font-size="12pt" fo:font-weight="normal" officeooo:rsid="003f3fdb" officeooo:paragraph-rsid="003f3fdb" style:font-size-asian="10.5pt" style:font-weight-asian="normal" style:font-size-complex="12pt" style:font-weight-complex="normal"/>
    </style:style>
    <style:style style:name="P24" style:family="paragraph" style:parent-style-name="Standard">
      <style:text-properties style:text-position="0% 100%" fo:font-size="12pt" fo:font-weight="normal" officeooo:rsid="00408343" officeooo:paragraph-rsid="00408343" style:font-size-asian="10.5pt" style:font-weight-asian="normal" style:font-size-complex="12pt" style:font-weight-complex="normal"/>
    </style:style>
    <style:style style:name="P25" style:family="paragraph" style:parent-style-name="Standard">
      <style:text-properties style:text-position="0% 100%" fo:font-size="12pt" fo:font-weight="normal" officeooo:rsid="002972e4" officeooo:paragraph-rsid="002972e4" style:font-size-asian="10.5pt" style:font-weight-asian="normal" style:font-size-complex="12pt" style:font-weight-complex="normal"/>
    </style:style>
    <style:style style:name="P26" style:family="paragraph" style:parent-style-name="Standard">
      <style:text-properties style:text-position="0% 100%" fo:font-size="12pt" fo:font-weight="normal" officeooo:rsid="0041e463" officeooo:paragraph-rsid="0041e463" style:font-size-asian="10.5pt" style:font-weight-asian="normal" style:font-size-complex="12pt" style:font-weight-complex="normal"/>
    </style:style>
    <style:style style:name="P27" style:family="paragraph" style:parent-style-name="Standard">
      <style:text-properties style:text-position="0% 100%" fo:font-size="12pt" fo:font-weight="normal" officeooo:rsid="002d8a4f" officeooo:paragraph-rsid="0032a2f4" style:font-size-asian="10.5pt" style:font-weight-asian="normal" style:font-size-complex="12pt" style:font-weight-complex="normal"/>
    </style:style>
    <style:style style:name="P28" style:family="paragraph" style:parent-style-name="Standard">
      <style:text-properties style:text-position="0% 100%" fo:font-size="12pt" fo:font-weight="normal" officeooo:rsid="002d8a4f" officeooo:paragraph-rsid="002d8a4f" style:font-size-asian="10.5pt" style:font-weight-asian="normal" style:font-size-complex="12pt" style:font-weight-complex="normal"/>
    </style:style>
    <style:style style:name="P29" style:family="paragraph" style:parent-style-name="Standard">
      <style:text-properties style:text-position="0% 100%" fo:font-size="12pt" fo:font-weight="normal" officeooo:rsid="002c66bf" officeooo:paragraph-rsid="002c66bf" style:font-size-asian="10.5pt" style:font-weight-asian="normal" style:font-size-complex="12pt" style:font-weight-complex="normal"/>
    </style:style>
    <style:style style:name="P30" style:family="paragraph" style:parent-style-name="Standard">
      <style:text-properties style:text-position="0% 100%" fo:font-size="12pt" fo:font-weight="normal" officeooo:rsid="002a8c25" officeooo:paragraph-rsid="002a8c25" style:font-size-asian="10.5pt" style:font-weight-asian="normal" style:font-size-complex="12pt" style:font-weight-complex="normal"/>
    </style:style>
    <style:style style:name="P31" style:family="paragraph" style:parent-style-name="Standard">
      <style:text-properties style:text-position="0% 100%" fo:font-size="12pt" fo:font-weight="normal" officeooo:rsid="0027a547" officeooo:paragraph-rsid="0027a547" style:font-size-asian="10.5pt" style:font-weight-asian="normal" style:font-size-complex="12pt" style:font-weight-complex="normal"/>
    </style:style>
    <style:style style:name="P32" style:family="paragraph" style:parent-style-name="Standard">
      <style:text-properties style:text-position="0% 100%" fo:font-size="12pt" fo:font-weight="normal" officeooo:rsid="00265213" officeooo:paragraph-rsid="00265213" style:font-size-asian="10.5pt" style:font-weight-asian="normal" style:font-size-complex="12pt" style:font-weight-complex="normal"/>
    </style:style>
    <style:style style:name="P33" style:family="paragraph" style:parent-style-name="Standard">
      <style:text-properties style:text-position="0% 100%" fo:font-size="12pt" fo:font-weight="normal" officeooo:rsid="003dc701" officeooo:paragraph-rsid="00345b1a" style:font-size-asian="10.5pt" style:font-weight-asian="normal" style:font-size-complex="12pt" style:font-weight-complex="normal"/>
    </style:style>
    <style:style style:name="P34" style:family="paragraph" style:parent-style-name="Standard">
      <style:text-properties style:text-position="0% 100%" fo:font-size="12pt" fo:font-weight="normal" officeooo:rsid="004349ac" officeooo:paragraph-rsid="004349ac" style:font-size-asian="10.5pt" style:font-weight-asian="normal" style:font-size-complex="12pt" style:font-weight-complex="normal"/>
    </style:style>
    <style:style style:name="P35" style:family="paragraph" style:parent-style-name="Standard">
      <style:text-properties style:text-position="0% 100%" fo:font-size="12pt" fo:font-weight="normal" officeooo:rsid="00495cd3" officeooo:paragraph-rsid="004349ac"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27a547"/>
    </style:style>
    <style:style style:name="T3" style:family="text">
      <style:text-properties officeooo:rsid="002972e4"/>
    </style:style>
    <style:style style:name="T4" style:family="text">
      <style:text-properties officeooo:rsid="002a8c25"/>
    </style:style>
    <style:style style:name="T5" style:family="text">
      <style:text-properties officeooo:rsid="002b2c13"/>
    </style:style>
    <style:style style:name="T6" style:family="text">
      <style:text-properties officeooo:rsid="002c66bf"/>
    </style:style>
    <style:style style:name="T7" style:family="text">
      <style:text-properties officeooo:rsid="002d1fff"/>
    </style:style>
    <style:style style:name="T8" style:family="text">
      <style:text-properties officeooo:rsid="002e7a0f"/>
    </style:style>
    <style:style style:name="T9" style:family="text">
      <style:text-properties fo:font-weight="normal" style:font-weight-asian="normal" style:font-weight-complex="normal"/>
    </style:style>
    <style:style style:name="T10" style:family="text">
      <style:text-properties fo:font-weight="normal" officeooo:rsid="00342628" style:font-weight-asian="normal" style:font-weight-complex="normal"/>
    </style:style>
    <style:style style:name="T11" style:family="text">
      <style:text-properties fo:font-weight="normal" officeooo:rsid="00345b1a" style:font-weight-asian="normal" style:font-weight-complex="normal"/>
    </style:style>
    <style:style style:name="T12" style:family="text">
      <style:text-properties fo:font-weight="normal" officeooo:rsid="0034be43" style:font-weight-asian="normal" style:font-weight-complex="normal"/>
    </style:style>
    <style:style style:name="T13" style:family="text">
      <style:text-properties fo:font-weight="normal" officeooo:rsid="0035f9a6" style:font-weight-asian="normal" style:font-weight-complex="normal"/>
    </style:style>
    <style:style style:name="T14" style:family="text">
      <style:text-properties fo:font-weight="normal" officeooo:rsid="0037a532" style:font-weight-asian="normal" style:font-weight-complex="normal"/>
    </style:style>
    <style:style style:name="T15" style:family="text">
      <style:text-properties fo:font-weight="normal" officeooo:rsid="0038d8b2" style:font-weight-asian="normal" style:font-weight-complex="normal"/>
    </style:style>
    <style:style style:name="T16" style:family="text">
      <style:text-properties fo:font-weight="normal" officeooo:rsid="0039cd43" style:font-weight-asian="normal" style:font-weight-complex="normal"/>
    </style:style>
    <style:style style:name="T17" style:family="text">
      <style:text-properties fo:font-weight="normal" officeooo:rsid="003ac3b6" style:font-weight-asian="normal" style:font-weight-complex="normal"/>
    </style:style>
    <style:style style:name="T18" style:family="text">
      <style:text-properties fo:font-weight="normal" officeooo:rsid="003b4b9d" style:font-weight-asian="normal" style:font-weight-complex="normal"/>
    </style:style>
    <style:style style:name="T19" style:family="text">
      <style:text-properties fo:font-weight="normal" officeooo:rsid="003bfbf4" style:font-weight-asian="normal" style:font-weight-complex="normal"/>
    </style:style>
    <style:style style:name="T20" style:family="text">
      <style:text-properties fo:font-weight="normal" officeooo:rsid="003dc701" style:font-weight-asian="normal" style:font-weight-complex="normal"/>
    </style:style>
    <style:style style:name="T21" style:family="text">
      <style:text-properties fo:font-weight="normal" officeooo:rsid="003f3fdb" style:font-weight-asian="normal" style:font-weight-complex="normal"/>
    </style:style>
    <style:style style:name="T22" style:family="text">
      <style:text-properties fo:font-weight="normal" officeooo:rsid="00408343" style:font-weight-asian="normal" style:font-weight-complex="normal"/>
    </style:style>
    <style:style style:name="T23" style:family="text">
      <style:text-properties fo:font-weight="normal" officeooo:rsid="0044ba37" style:font-weight-asian="normal" style:font-weight-complex="normal"/>
    </style:style>
    <style:style style:name="T24" style:family="text">
      <style:text-properties fo:font-weight="normal" officeooo:rsid="00488a94" style:font-weight-asian="normal" style:font-weight-complex="normal"/>
    </style:style>
    <style:style style:name="T25" style:family="text">
      <style:text-properties officeooo:rsid="0032aed4"/>
    </style:style>
    <style:style style:name="T26" style:family="text">
      <style:text-properties officeooo:rsid="003f3fdb"/>
    </style:style>
    <style:style style:name="T27" style:family="text">
      <style:text-properties officeooo:rsid="003ff300"/>
    </style:style>
    <style:style style:name="T28" style:family="text">
      <style:text-properties officeooo:rsid="00408343"/>
    </style:style>
    <style:style style:name="T29" style:family="text">
      <style:text-properties officeooo:rsid="0041e463"/>
    </style:style>
    <style:style style:name="T30" style:family="text">
      <style:text-properties officeooo:rsid="004349ac"/>
    </style:style>
    <style:style style:name="T31" style:family="text">
      <style:text-properties officeooo:rsid="0043ab3a"/>
    </style:style>
    <style:style style:name="T32" style:family="text">
      <style:text-properties officeooo:rsid="00466d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Welcome to the world of the walking dead. Your character’s stats and attributes had been selected for you. Say <text:span text:style-name="T2">character</text:span> screen out loud or mentally to look at it.</text:p>
      <text:p text:style-name="P18"/>
      <text:p text:style-name="P32">Was the words in the screen that greeted me. ‘huh I’m a gamer now. Walking dead.... <text:span text:style-name="T2">nice</text:span> could’ve been <text:span text:style-name="T2">better though</text:span>. This part about my stats and attributes being chosen for me sucks though. Hey game are you responsive to my thoughts?’</text:p>
      <text:p text:style-name="P32"/>
      <text:p text:style-name="P17">Recommended that you check your stats and attributes. You can do this by saying stats or thinking the word character screen very strongly.</text:p>
      <text:p text:style-name="P17"/>
      <text:p text:style-name="P31">‘I’ll take that as a yes then. Later when I level up can I assign stat points and raise each stats through exercising and studying?’</text:p>
      <text:p text:style-name="P31"/>
      <text:p text:style-name="P17">Recommended that you check your stats and attributes. You can do this by saying stats or thinking the word character screen very strongly.</text:p>
      <text:p text:style-name="P17"/>
      <text:p text:style-name="P31">‘okay since the game doesn’t look too responsive I guess I'll just do what it says. <text:span text:style-name="T1">Character screen</text:span>’</text:p>
      <text:p text:style-name="P31"/>
      <text:p text:style-name="P17">N<text:span text:style-name="T4">ame</text:span>: Antonio Miguel <text:span text:style-name="T3">Hernandez Lopez</text:span></text:p>
      <text:p text:style-name="P25"/>
      <text:p text:style-name="P25">I looked at the name. It clearly was a <text:span text:style-name="T8">Hispanic</text:span> name it made me panic a little since I was Asian before. </text:p>
      <text:p text:style-name="P25"/>
      <text:p text:style-name="P7">A<text:span text:style-name="T4">ge</text:span>: 21</text:p>
      <text:p text:style-name="P7"/>
      <text:p text:style-name="P7">Title/s: The Gamer</text:p>
      <text:p text:style-name="P7"/>
      <text:p text:style-name="P7">LVL: 1</text:p>
      <text:p text:style-name="P7"/>
      <text:p text:style-name="P6">HP: 100</text:p>
      <text:p text:style-name="P6"><text:line-break/>STR: 20</text:p>
      <text:p text:style-name="P7"/>
      <text:p text:style-name="P7"><text:span text:style-name="T4">VIT</text:span>: <text:span text:style-name="T4">20</text:span></text:p>
      <text:p text:style-name="P4"/>
      <text:p text:style-name="P4">DEX: 20</text:p>
      <text:p text:style-name="P4"/>
      <text:p text:style-name="P4">INT: 20</text:p>
      <text:p text:style-name="P4"/>
      <text:p text:style-name="P4">WIS: 20</text:p>
      <text:p text:style-name="P4"/>
      <text:p text:style-name="P4">LCK: 20</text:p>
      <text:p text:style-name="P4"/>
      <text:p text:style-name="P4">POINTS: <text:span text:style-name="T26">6</text:span></text:p>
      <text:p text:style-name="P7"/>
      <text:p text:style-name="P4">Money: $300</text:p>
      <text:p text:style-name="P4"/>
      <text:p text:style-name="P9">INVENTORY[]</text:p>
      <text:p text:style-name="P9"/>
      <text:p text:style-name="P4">ABILITIES[]</text:p>
      <text:p text:style-name="P4"><text:soft-page-break/></text:p>
      <text:p text:style-name="P16">PERKS[]</text:p>
      <text:p text:style-name="P16"/>
      <text:p text:style-name="P15">PP: <text:span text:style-name="T8">0</text:span></text:p>
      <text:p text:style-name="P4"/>
      <text:p text:style-name="P4">Press the words for an explanation to pop up.</text:p>
      <text:p text:style-name="P4"/>
      <text:p text:style-name="P30">Pressing the HP it showed the explanation for everything. A bit of a lazy design but it’s okay.</text:p>
      <text:p text:style-name="P30"/>
      <text:p text:style-name="P4">HP your health points to increase your HP you have to Equip armour and increase your vitality.</text:p>
      <text:p text:style-name="P4"/>
      <text:p text:style-name="P4">STR abbreviation for strength. To increase this you have to do strength exercises. Increasing strength will also increase your body size. Any <text:span text:style-name="T5">items weighing down</text:span> your body will decrease your strength.</text:p>
      <text:p text:style-name="P4"/>
      <text:p text:style-name="P4">VIT abbreviation for vitality. To increase this you have to survive through diseases or get damaged and heal thoroughly.</text:p>
      <text:p text:style-name="P7"/>
      <text:p text:style-name="P9">DEX abbreviation for dexterity. To increase one has to do speed exercises. Any items weighing on the body will decrease DEX.</text:p>
      <text:p text:style-name="P9"/>
      <text:p text:style-name="P9">INT abbreviation for intelligence. To increase intelligence one has to do memorization.</text:p>
      <text:p text:style-name="P9"/>
      <text:p text:style-name="P9">WIS abbreviation for wisdom. To increase wisdom problem solving skills need to be increased.</text:p>
      <text:p text:style-name="P9"/>
      <text:p text:style-name="P9">LCK abbreviation for luck. To increase luck there is no way to increase luck without using <text:s/>points.</text:p>
      <text:p text:style-name="P7"/>
      <text:p text:style-name="P9">Money, any currenc<text:span text:style-name="T6">y once put in your inventory can be used for anything.</text:span></text:p>
      <text:p text:style-name="P9"><text:line-break/><text:span text:style-name="T6">Inventory your pocket dimension that you can store any inanimate thing in. Unlimited space, only items that are smaller than a man and weighs smaller than a man can fit in. Preserves any food put inside.</text:span></text:p>
      <text:p text:style-name="P9"/>
      <text:p text:style-name="P16">Abilities, any skill that you’ve learned. <text:span text:style-name="T7">Unlimited limit. One can gain as many skills they want. All abilities have a maximum level of 100</text:span></text:p>
      <text:p text:style-name="P16"/>
      <text:p text:style-name="P16">Perk, any bonuses that is not a skill. <text:span text:style-name="T7">Will gain points for perk every ten levels.</text:span></text:p>
      <text:p text:style-name="P16"/>
      <text:p text:style-name="P15">PP abbreviation of perk points.</text:p>
      <text:p text:style-name="P16"/>
      <text:p text:style-name="P29">Overall there was nothing but good new<text:span text:style-name="T7">s in the character screen. I look at the square brackets next to inventory, abilities and perks. Failing to figure what it was he pressed Inventory.</text:span></text:p>
      <text:p text:style-name="P29"/>
      <text:p text:style-name="P15">Inventory</text:p>
      <text:p text:style-name="P15">[</text:p>
      <text:p text:style-name="P15">no items.</text:p>
      <text:p text:style-name="P15">]</text:p>
      <text:p text:style-name="P15"/>
      <text:p text:style-name="P28"><text:soft-page-break/>Now knowing what the square brackets are for he pressed the little red x in the top right corner.</text:p>
      <text:p text:style-name="P28"/>
      <text:p text:style-name="P14">You are gonna wake up once you exit this notification. The current <text:span text:style-name="T8">date</text:span> is 1 day before out break. You may mentally say exit to exit.</text:p>
      <text:p text:style-name="P14"/>
      <text:p text:style-name="P27">‘<text:span text:style-name="T1">EXIT</text:span>’ I thought then I became aware of my body. <text:span text:style-name="T8">I get up of my bed and look around the room. The whole room was messy nothing was organized. It looked like the room was never cleaned for at least 2 months. There was a big mirror beside the door. I went in front in front of it looked at what I looked like. I couldn’t rate what I looked. I looked like the person one would get if they search average Spanish person. Not Latino, Spaniard a person from Spain. I had black short hair, thick eyebrows , black eyes. That’s it, that’s about how I can describe my face. My body was comparable to the average American back in the 1970s in build. My height however I couldn’t know cause I haven’t measured it yet. Trying to find a way to measure it I look around I see flip flops with a tag still on them checking. I see that the tag says 12 inches. Using that as a base I start measuring myself with the flip flops.</text:span></text:p>
      <text:p text:style-name="P27"/>
      <text:p text:style-name="P1">+1 wisdom for improvising with the flip flops.</text:p>
      <text:p text:style-name="P1"/>
      <text:p text:style-name="P20">“Nice” I say out loud. Didn’t know was this easy to bring up my stats. Putting one of the flip flops vertically on my feet. I count one in my head. I was about to move the one flip flop up when I thought of a better way.</text:p>
      <text:p text:style-name="P27"/>
      <text:p text:style-name="P20">+<text:span text:style-name="T1">1 wisdom for finding a better way to use the flip flops as a measuring tool.</text:span></text:p>
      <text:p text:style-name="P1"/>
      <text:p text:style-name="P20">Thinking exit to exit the notification I put the other flip flop on top of the flip flop on my hands. Then I repeated the cycle. I was about <text:span text:style-name="T25">6 and 1/4 flip flops. Which means I am around 6’3 which is pretty tall in my view. Pretty tall since I was only 5’9 as an Asian and I was already pretty tall among my pears in my hometown. Realizing that I’m in a game I immediately try to go outside to see where I am. To make a plan that I’m not gonna follow later. Upon holding on the door a notification pops up.</text:span></text:p>
      <text:p text:style-name="P20"/>
      <text:p text:style-name="P13">You are not done exploring the game features to finish tutorial say or think Menu. <text:span text:style-name="T9">I comply and think ’</text:span>MENU<text:span text:style-name="T9">’.</text:span></text:p>
      <text:p text:style-name="P21"/>
      <text:p text:style-name="P13">MENU</text:p>
      <text:p text:style-name="P13"/>
      <text:p text:style-name="P13">Options</text:p>
      <text:p text:style-name="P13">Shop</text:p>
      <text:p text:style-name="P13"/>
      <text:p text:style-name="P13">Character</text:p>
      <text:p text:style-name="P20"/>
      <text:p text:style-name="P13">Press or think Options to open it.<text:span text:style-name="T9"> Pressing Options the pop up changes again.</text:span> <text:span text:style-name="T9">It showed subtitles turned off, health off, and notification pop up option at full display. Deciding to set things right I turn subtitles on, health on putting a body and with a green colour and notification to a small circle on my sight. I test the health thing by punching the brick wall by the window. </text:span><text:span text:style-name="T10">The fist of the character in my top left corner became yellow green. Deciding to test if I can sleep the damage off I go to bed. The notification circle gets a number on it’s side I think of opening it and it opened. </text:span><text:span text:style-name="T11">The circle became a very long rectangle with numbers. The number one having bed on its side. Thinking about the bed notification it expands even further becoming one like the original notification.</text:span></text:p>
      <text:p text:style-name="P22"/>
      <text:p text:style-name="P2"><text:soft-page-break/>How long would you like to sleep think of the number of hours and/or minutes you want.<text:span text:style-name="T9"> ‘ 1 hour’ I thought and immediately I blacked out. I woke up again and saw a notification in the circle. I did the whole process and another notification replaced the previous one opening it I read. It said that my fist had fully healed. Satisfied with the experiment I exit </text:span><text:span text:style-name="T12">Options. I then check Shop there I found a lot of things. Apparently I was part of an open multiverse the shop had a lot of people inside it offering many </text:span><text:span text:style-name="T23">items</text:span><text:span text:style-name="T12">. </text:span><text:span text:style-name="T23">It seems that all prices were the same for each items.</text:span><text:span text:style-name="T12"> I search for food and voila I see </text:span><text:span text:style-name="T23">one</text:span><text:span text:style-name="T12"> very cheap one too. $1 </text:span><text:span text:style-name="T23">per</text:span><text:span text:style-name="T12"> 6 packs of </text:span><text:span text:style-name="T22">MRE</text:span><text:span text:style-name="T12"> I take it to experiment with the shop. The notification said that it was in my inventory. I check the inventory and it’s right there. So with all the game features figured out </text:span><text:span text:style-name="T13">I go out of the doors I was at </text:span><text:span text:style-name="T14">Fodder city</text:span><text:span text:style-name="T13"> day </text:span><text:span text:style-name="T14">15</text:span><text:span text:style-name="T13"> of the outbreak. </text:span><text:span text:style-name="T14">The only thing going in my mind. ‘Fodder city? Where the hell’s that!?’. I knew that day fifteen was good for me since it’s around the time that the government in USA fell apart. I look around the </text:span><text:span text:style-name="T18">hallway.</text:span><text:span text:style-name="T14"> I </text:span><text:span text:style-name="T18">think I am</text:span><text:span text:style-name="T14"> living in an apartment fairly intact too all the doors open making it more convenient for me. I started looting the place </text:span><text:span text:style-name="T15">I found a lot of blankets and bed sheets. I finally found a map checking where the heck Fodder city is. I find that it is directly below a huge forest from Tennessee. It is located in Georgia just north of that city Atlanta where the beginning of season 1 happened. I get notified that I gained 1 intelligence for figuring out the </text:span><text:span text:style-name="T16">geography surrounding Fodder city.</text:span><text:span text:style-name="T15"> </text:span><text:span text:style-name="T17">Finishing my looting spree in the apartment I get 1 wisdom for doing so. </text:span><text:span text:style-name="T19">I use some of the blankets to make a make shift armour for me. Ready to go outside </text:span><text:span text:style-name="T18">I open the door leading </text:span><text:span text:style-name="T19">to outside and Immediately the apartment is flooded with a lot of them I run to to the stairs so that I can fend them off more easily. The zombies being clumsy things were half the time climbing the stairs and falling off the stairs every step they did. </text:span><text:span text:style-name="T24">I bash the nearest zombie in the head with hammer I have.</text:span><text:span text:style-name="T19"> I fend them off again and again though it wasn’t enough cause </text:span><text:span text:style-name="T20">the zombie herd was slowly pushing me up luckily the apartment was three stories high and I was still at the sixth step. For </text:span><text:span text:style-name="T21">what seemed like a lot of time </text:span><text:span text:style-name="T20">I continue killing the zombies and eventually the trickle of zombies stopped. I check my notification </text:span><text:span text:style-name="T21">it said four things</text:span><text:span text:style-name="T20">.</text:span></text:p>
      <text:p text:style-name="P33"/>
      <text:p text:style-name="P3">You killed a zombie + 5 xp</text:p>
      <text:p text:style-name="P3"/>
      <text:p text:style-name="P3">Amount of zombies = 81</text:p>
      <text:p text:style-name="P3"/>
      <text:p text:style-name="P3">Total XP earned from killing zombies = 405</text:p>
      <text:p text:style-name="P3"/>
      <text:p text:style-name="P3">Total XP = 405</text:p>
      <text:p text:style-name="P3"/>
      <text:p text:style-name="P23">The other one was a notification about stat gains. It said that I gained 5 strength from all the swinging of the hammer. 2 dexterity from trying to dodge zombie attacks. 1 int from getting to know how to use the hammer effectively against the zombie. Strangely though I didn’t get wisdom for using the stairs which meant that gaining wisdom from simple decisions won’t increase it anymore.</text:p>
      <text:p text:style-name="P23"/>
      <text:p text:style-name="P23">The second last notification was about m<text:span text:style-name="T27">e gaining a proficiency in both hammer and zombie killing. The last one was a level up notification I gained 4 levels making me level 5 which gave me 1 PP. <text:s/>I look at my character screen.</text:span></text:p>
      <text:p text:style-name="P23"/>
      <text:p text:style-name="P8">A<text:span text:style-name="T4">ge</text:span>: 21</text:p>
      <text:p text:style-name="P8"/>
      <text:p text:style-name="P8">Title/s: The Gamer</text:p>
      <text:p text:style-name="P8"/>
      <text:p text:style-name="P8">LVL: <text:span text:style-name="T28">5</text:span></text:p>
      <text:p text:style-name="P8"/>
      <text:p text:style-name="P8">HP: 100</text:p>
      <text:p text:style-name="P8"><text:soft-page-break/><text:line-break/>STR: 2<text:span text:style-name="T28">5</text:span></text:p>
      <text:p text:style-name="P8"/>
      <text:p text:style-name="P8"><text:span text:style-name="T4">VIT</text:span>: <text:span text:style-name="T4">20</text:span></text:p>
      <text:p text:style-name="P5"/>
      <text:p text:style-name="P5">DEX: 2<text:span text:style-name="T28">2</text:span></text:p>
      <text:p text:style-name="P5"/>
      <text:p text:style-name="P5">INT: 2<text:span text:style-name="T28">2</text:span></text:p>
      <text:p text:style-name="P5"/>
      <text:p text:style-name="P5">WIS: 2<text:span text:style-name="T28">3</text:span></text:p>
      <text:p text:style-name="P5"/>
      <text:p text:style-name="P5">LCK: 20</text:p>
      <text:p text:style-name="P5"/>
      <text:p text:style-name="P5">POINTS: <text:span text:style-name="T28">30</text:span></text:p>
      <text:p text:style-name="P8"/>
      <text:p text:style-name="P5">Money: $300</text:p>
      <text:p text:style-name="P5"/>
      <text:p text:style-name="P10">INVENTORY[]</text:p>
      <text:p text:style-name="P10"/>
      <text:p text:style-name="P5">ABILITIES[]</text:p>
      <text:p text:style-name="P5"/>
      <text:p text:style-name="P11">PERKS[]</text:p>
      <text:p text:style-name="P11"/>
      <text:p text:style-name="P12">PP: 1</text:p>
      <text:p text:style-name="P11"/>
      <text:p text:style-name="P24">Like a good gamer I also take advantage of the stat points by saving some and allocating the points in hard to level up stats <text:span text:style-name="T29">like luck and luck. So I allocate 15 points to it making my luck 35 in total. I open the Perks since I have one PP. </text:span></text:p>
      <text:p text:style-name="P24"/>
      <text:p text:style-name="P12">PERKS</text:p>
      <text:p text:style-name="P12">[</text:p>
      <text:p text:style-name="P12">The body and mind of a gamer – gives you a body that follows the laws of the game given to you and the mind of the gamer that removes negative emotions in you. Negative emotions registered are <text:span text:style-name="T32">emotions that cloud your mind. Example s are extreme sadness, anger and fear.</text:span></text:p>
      <text:p text:style-name="P12"/>
      <text:p text:style-name="P12">[ADD PERK]</text:p>
      <text:p text:style-name="P12">]</text:p>
      <text:p text:style-name="P26"/>
      <text:p text:style-name="P26">Looking at the add perk I press it.</text:p>
      <text:p text:style-name="P26"/>
      <text:p text:style-name="P12">[</text:p>
      <text:p text:style-name="P12"><text:tab/><text:span text:style-name="T30">PP:1 </text:span></text:p>
      <text:p text:style-name="P19">Available Perks</text:p>
      <text:p text:style-name="P19"><text:tab/>[</text:p>
      <text:p text:style-name="P19"><text:tab/>Lean – instead of bulking up the more you gain strength you will stay slender.</text:p>
      <text:p text:style-name="P19"/>
      <text:p text:style-name="P19"><text:tab/>Sixth sense – sends you a notification when trouble is coming. <text:span text:style-name="T31">Whether you are awake or not. Would forcefully wake you up.</text:span></text:p>
      <text:p text:style-name="P19"/>
      <text:p text:style-name="P19"><text:soft-page-break/><text:tab/>Quests – you get quests from time to time. With various rewards <text:span text:style-name="T31">ranging from XP to items <text:tab/>and money.</text:span></text:p>
      <text:p text:style-name="P19"><text:tab/>]</text:p>
      <text:p text:style-name="P19"/>
      <text:p text:style-name="P19">]</text:p>
      <text:p text:style-name="P19"/>
      <text:p text:style-name="P34"><text:span text:style-name="T31">L</text:span>ooking at the options I debate on the three perks available to me. Lean wasn’t useful at the moment I would get it later though. Sixth sense and quests on the other hand both were useful. On the other hand quests would make levelling up faster and it would give rewards <text:span text:style-name="T31">that could be useful. With Sixth sense though it will make surviving much easier. Since surviving was the whole point of this universe I pick sixth sense. Finished reviewing my character screen I start looting the corpses. I grab the one nearest to me and started stripping it. Thinking if I could put the entire thing in my inventory I try it and it worked. Checking the inventory I see that the items with corpse was immediately separated from the corpse. Getting an idea i check the shop for the prices of a zombie corpse. Each zombie corpse were worth a lot. A zombie corpse was worth 2 dollars each and with 81 zombie corpse I sell it. Immediately I get the money after putting it on the shop. I notice that I only get 81 instead of what I expected. I conclude that like any other game the shop would sell you twice the price for the price they give you or they pay you half the price for what you give them. Deciding not to risk a situation like it again I go to the highest room in the apartment and look around from the top. The place the door the zombies went though were separated from the street with a fence. It seems the only thing that stopped all the zombies from the streets flooding in was a car that plugged the gap between the fence. I check the back of the apartment it wasn’t very packed so I choose to go out from there. From the apartment I decide to go deeper in the city.</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21T18:06:14.101000000</dc:date>
    <meta:editing-duration>PT1H11M53S</meta:editing-duration>
    <meta:editing-cycles>12</meta:editing-cycles>
    <meta:generator>LibreOffice/6.1.3.2$Windows_X86_64 LibreOffice_project/86daf60bf00efa86ad547e59e09d6bb77c699acb</meta:generator>
    <meta:document-statistic meta:table-count="0" meta:image-count="0" meta:object-count="0" meta:page-count="6" meta:paragraph-count="96" meta:word-count="2209" meta:character-count="11649" meta:non-whitespace-character-count="9517"/>
  </office:meta>
</office:document-meta>
</file>